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d64" officeooo:paragraph-rsid="0017bd64"/>
    </style:style>
    <style:style style:name="P2" style:family="paragraph" style:parent-style-name="Standard" style:list-style-name="L1">
      <style:text-properties officeooo:rsid="0017bd64" officeooo:paragraph-rsid="0017bd64"/>
    </style:style>
    <style:style style:name="P3" style:family="paragraph" style:parent-style-name="Standard" style:list-style-name="L1">
      <style:text-properties officeooo:rsid="00194dc8" officeooo:paragraph-rsid="00194dc8"/>
    </style:style>
    <style:style style:name="P4" style:family="paragraph" style:parent-style-name="Standard" style:list-style-name="L1">
      <style:text-properties officeooo:rsid="001aa142" officeooo:paragraph-rsid="001aa142"/>
    </style:style>
    <style:style style:name="P5" style:family="paragraph" style:parent-style-name="Standard" style:list-style-name="L1">
      <style:text-properties fo:color="#000000" officeooo:rsid="002729b0" officeooo:paragraph-rsid="002729b0"/>
    </style:style>
    <style:style style:name="P6" style:family="paragraph" style:parent-style-name="Standard" style:list-style-name="L1">
      <style:text-properties fo:color="#000000" officeooo:rsid="00290d52" officeooo:paragraph-rsid="00290d52"/>
    </style:style>
    <style:style style:name="P7" style:family="paragraph" style:parent-style-name="Standard" style:list-style-name="L1">
      <style:text-properties fo:color="#000000" officeooo:rsid="002918b2" officeooo:paragraph-rsid="002918b2"/>
    </style:style>
    <style:style style:name="P8" style:family="paragraph" style:parent-style-name="Standard" style:list-style-name="L1">
      <style:text-properties fo:color="#ed1c24" officeooo:rsid="001aa142" officeooo:paragraph-rsid="00200ae4" fo:background-color="#ffffff"/>
    </style:style>
    <style:style style:name="P9" style:family="paragraph" style:parent-style-name="Standard" style:list-style-name="L1">
      <style:text-properties fo:color="#ed1c24" officeooo:rsid="001c2950" officeooo:paragraph-rsid="001cd4ba"/>
    </style:style>
    <style:style style:name="P10" style:family="paragraph" style:parent-style-name="Standard" style:list-style-name="L1">
      <style:text-properties fo:color="#ed1c24" officeooo:rsid="0033805c" officeooo:paragraph-rsid="00211d94"/>
    </style:style>
    <style:style style:name="P11" style:family="paragraph" style:parent-style-name="Standard" style:list-style-name="L1">
      <style:text-properties fo:color="#ed1c24" officeooo:rsid="00255553" officeooo:paragraph-rsid="00255553"/>
    </style:style>
    <style:style style:name="P12" style:family="paragraph" style:parent-style-name="Standard" style:list-style-name="L1">
      <style:text-properties fo:color="#ed1c24" officeooo:rsid="0026411f" officeooo:paragraph-rsid="0026411f"/>
    </style:style>
    <style:style style:name="P13" style:family="paragraph" style:parent-style-name="Standard" style:list-style-name="L1">
      <style:text-properties officeooo:rsid="002445cb" officeooo:paragraph-rsid="002445cb"/>
    </style:style>
    <style:style style:name="T1" style:family="text">
      <style:text-properties officeooo:rsid="0033c3a5"/>
    </style:style>
    <style:style style:name="T2" style:family="text">
      <style:text-properties fo:color="#ed1c24"/>
    </style:style>
    <style:style style:name="T3" style:family="text">
      <style:text-properties fo:color="#ed1c24" officeooo:rsid="00298dc0"/>
    </style:style>
    <style:style style:name="T4" style:family="text">
      <style:text-properties officeooo:rsid="00217d93"/>
    </style:style>
    <style:style style:name="T5" style:family="text">
      <style:text-properties officeooo:rsid="00298d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s 18/06</text:p>
      <text:p text:style-name="P1"/>
      <text:list xml:id="list3237338954" text:style-name="L1">
        <text:list-item>
          <text:p text:style-name="P2"><text:span text:style-name="T2">write generic script for finding h-point</text:span> </text:p>
        </text:list-item>
        <text:list-item>
          <text:p text:style-name="P9"><text:span text:style-name="T4">hpoint: </text:span>some <text:span text:style-name="T4">don’t completely</text:span> match → correct algorithm to include all</text:p>
        </text:list-item>
        <text:list-item>
          <text:p text:style-name="P8">add missing transcripts</text:p>
        </text:list-item>
        <text:list-item>
          <text:p text:style-name="P10"><text:span text:style-name="T1">ignore symbols in hpoint analysis</text:span></text:p>
        </text:list-item>
        <text:list-item>
          <text:p text:style-name="P11">for loop getting rid of symbols into “copy” list</text:p>
        </text:list-item>
        <text:list-item>
          <text:p text:style-name="P12">lemmatize</text:p>
        </text:list-item>
        <text:list-item>
          <text:p text:style-name="P5">check lemmatization!!</text:p>
        </text:list-item>
        <text:list-item>
          <text:p text:style-name="P7">check capitalisation</text:p>
        </text:list-item>
        <text:list-item>
          <text:p text:style-name="P6"><text:span text:style-name="T2">pronouns: </text:span><text:span text:style-name="T3">make separate file for pronoun analysis</text:span><text:span text:style-name="T5"> </text:span></text:p>
        </text:list-item>
        <text:list-item>
          <text:p text:style-name="P2">tabulate results so far - “eye-ball” it and look for any patterns</text:p>
        </text:list-item>
        <text:list-item>
          <text:p text:style-name="P3">organise file structure </text:p>
        </text:list-item>
        <text:list-item>
          <text:p text:style-name="P4">check written/radio/tv</text:p>
        </text:list-item>
        <text:list-item>
          <text:p text:style-name="P13">look at thematic concentration (next step on from hpoint)</text:p>
        </text:list-item>
        <text:list-item>
          <text:p text:style-name="P2">look into synta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9:05:46.009276490</meta:creation-date>
    <dc:date>2019-06-18T16:57:22.908623429</dc:date>
    <meta:editing-duration>PT5H21M27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91" meta:character-count="524" meta:non-whitespace-character-count="459"/>
  </office:meta>
</office:document-meta>
</file>